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cc33" draw:textarea-horizontal-align="justify" draw:textarea-vertical-align="middle" draw:auto-grow-height="false" fo:min-height="10.926cm" fo:min-width="3.31cm"/>
    </style:style>
    <style:style style:name="gr2" style:family="graphic" style:parent-style-name="standard">
      <style:graphic-properties draw:textarea-horizontal-align="justify" draw:textarea-vertical-align="middle" draw:auto-grow-height="false" fo:min-height="10.926cm" fo:min-width="3.31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-color="#ff9999" draw:textarea-horizontal-align="justify" draw:textarea-vertical-align="middle" draw:auto-grow-height="false" fo:min-height="0.766cm" fo:min-width="3.31cm"/>
    </style:style>
    <style:style style:name="gr5" style:family="graphic" style:parent-style-name="standard">
      <style:graphic-properties draw:fill-color="#ffcc00" draw:textarea-horizontal-align="justify" draw:textarea-vertical-align="middle" draw:auto-grow-height="false" fo:min-height="2.036cm" fo:min-width="3.31cm"/>
    </style:style>
    <style:style style:name="gr6" style:family="graphic" style:parent-style-name="standard">
      <style:graphic-properties draw:fill-color="#ffff99" draw:textarea-horizontal-align="justify" draw:textarea-vertical-align="middle" draw:auto-grow-height="false" fo:min-height="2.036cm" fo:min-width="3.31cm"/>
    </style:style>
    <style:style style:name="gr7" style:family="graphic" style:parent-style-name="standard">
      <style:graphic-properties draw:fill-color="#ff6666" draw:textarea-horizontal-align="justify" draw:textarea-vertical-align="middle" draw:auto-grow-height="false" fo:min-height="1.147cm" fo:min-width="9.914cm"/>
    </style:style>
    <style:style style:name="gr8" style:family="graphic" style:parent-style-name="standard">
      <style:graphic-properties draw:fill-color="#99ff66" draw:textarea-horizontal-align="justify" draw:textarea-vertical-align="middle" draw:auto-grow-height="false" fo:min-height="0.893cm" fo:min-width="2.04cm"/>
    </style:style>
    <style:style style:name="gr9" style:family="graphic" style:parent-style-name="standard">
      <style:graphic-properties draw:fill-color="#00ccff" draw:textarea-horizontal-align="justify" draw:textarea-vertical-align="middle" draw:auto-grow-height="false" fo:min-height="0.893cm" fo:min-width="2.04cm"/>
    </style:style>
    <style:style style:name="gr10" style:family="graphic" style:parent-style-name="standard">
      <style:graphic-properties draw:fill-color="#99ff66" draw:textarea-horizontal-align="justify" draw:textarea-vertical-align="middle" draw:auto-grow-height="false" fo:min-height="0.893cm" fo:min-width="0.77cm"/>
    </style:style>
    <style:style style:name="gr11" style:family="graphic" style:parent-style-name="standard">
      <style:graphic-properties draw:fill-color="#00ccff" draw:textarea-horizontal-align="justify" draw:textarea-vertical-align="middle" draw:auto-grow-height="false" fo:min-height="0.893cm" fo:min-width="0.77cm"/>
    </style:style>
    <style:style style:name="gr12" style:family="graphic" style:parent-style-name="standard">
      <style:graphic-properties draw:fill-color="#ff9999" draw:textarea-horizontal-align="justify" draw:textarea-vertical-align="middle" draw:auto-grow-height="false" fo:min-height="0.893cm" fo:min-width="0.77cm"/>
    </style:style>
    <style:style style:name="gr13" style:family="graphic" style:parent-style-name="standard">
      <style:graphic-properties draw:fill-color="#eeeeee" draw:textarea-horizontal-align="justify" draw:textarea-vertical-align="middle" draw:auto-grow-height="false" fo:min-height="0.893cm" fo:min-width="2.04cm"/>
    </style:style>
    <style:style style:name="gr14" style:family="graphic" style:parent-style-name="standard">
      <style:graphic-properties draw:fill-color="#eeeeee" draw:textarea-horizontal-align="justify" draw:textarea-vertical-align="middle" draw:auto-grow-height="false" fo:min-height="0.893cm" fo:min-width="0.77cm"/>
    </style:style>
    <style:style style:name="gr15" style:family="graphic" style:parent-style-name="standard">
      <style:graphic-properties draw:fill-color="#dddddd" draw:opacity="50%" draw:textarea-horizontal-align="justify" draw:textarea-vertical-align="middle" draw:auto-grow-height="false" fo:min-height="0.533cm" fo:min-width="5.192cm"/>
    </style:style>
    <style:style style:name="P1" style:family="paragraph">
      <style:paragraph-properties fo:text-align="center"/>
    </style:style>
    <style:style style:name="P2" style:family="paragraph">
      <loext:graphic-properties draw:fill-color="#00cc33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9999"/>
      <style:paragraph-properties fo:text-align="center"/>
    </style:style>
    <style:style style:name="P5" style:family="paragraph">
      <loext:graphic-properties draw:fill-color="#ffcc00"/>
      <style:paragraph-properties fo:text-align="center"/>
    </style:style>
    <style:style style:name="P6" style:family="paragraph">
      <loext:graphic-properties draw:fill-color="#ffff99"/>
      <style:paragraph-properties fo:text-align="center"/>
    </style:style>
    <style:style style:name="P7" style:family="paragraph">
      <loext:graphic-properties draw:fill-color="#ff6666"/>
      <style:paragraph-properties fo:text-align="center"/>
    </style:style>
    <style:style style:name="P8" style:family="paragraph">
      <loext:graphic-properties draw:fill-color="#99ff66"/>
      <style:paragraph-properties fo:text-align="center"/>
    </style:style>
    <style:style style:name="P9" style:family="paragraph">
      <loext:graphic-properties draw:fill-color="#00ccff"/>
      <style:paragraph-properties fo:text-align="center"/>
    </style:style>
    <style:style style:name="P10" style:family="paragraph">
      <loext:graphic-properties draw:fill-color="#eeeeee"/>
      <style:paragraph-properties fo:text-align="center"/>
    </style:style>
    <style:style style:name="P11" style:family="paragraph">
      <loext:graphic-properties draw:fill-color="#dddddd" draw:opacity="5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81cm" svg:height="11.176cm" svg:x="1cm" svg:y="11.16cm">
          <text:p text:style-name="P1">Client</text:p>
          <text:p text:style-name="P1"/>
          <text:p text:style-name="P1">1.2.3.4:xx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11.176cm" svg:x="13.7cm" svg:y="11.16cm">
          <text:p text:style-name="P1">Server</text:p>
          <text:p text:style-name="P1"/>
          <text:p text:style-name="P1">5.6.7.8:22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81cm" svg:y1="11.668cm" svg:x2="13.7cm" svg:y2="11.668cm">
          <text:p/>
        </draw:line>
        <draw:line draw:style-name="gr3" draw:text-style-name="P3" draw:layer="layout" svg:x1="4.81cm" svg:y1="16.113cm" svg:x2="13.7cm" svg:y2="16.113cm">
          <text:p/>
        </draw:line>
        <draw:line draw:style-name="gr3" draw:text-style-name="P3" draw:layer="layout" svg:x1="4.81cm" svg:y1="14.208cm" svg:x2="13.7cm" svg:y2="14.208cm">
          <text:p/>
        </draw:line>
        <draw:line draw:style-name="gr3" draw:text-style-name="P3" draw:layer="layout" svg:x1="4.81cm" svg:y1="20.558cm" svg:x2="13.7cm" svg:y2="20.558cm">
          <text:p/>
        </draw:line>
        <draw:line draw:style-name="gr3" draw:text-style-name="P3" draw:layer="layout" svg:x1="13.726cm" svg:y1="12.986cm" svg:x2="4.836cm" svg:y2="12.986cm">
          <text:p/>
        </draw:line>
        <draw:line draw:style-name="gr3" draw:text-style-name="P3" draw:layer="layout" svg:x1="13.7cm" svg:y1="18.653cm" svg:x2="4.81cm" svg:y2="18.653cm">
          <text:p/>
        </draw:line>
        <draw:line draw:style-name="gr3" draw:text-style-name="P3" draw:layer="layout" svg:x1="13.7cm" svg:y1="21.828cm" svg:x2="4.81cm" svg:y2="21.828cm">
          <text:p/>
        </draw:line>
        <draw:custom-shape draw:style-name="gr4" draw:text-style-name="P4" draw:layer="layout" svg:width="3.81cm" svg:height="1.016cm" svg:x="7.35cm" svg:y="11.16cm">
          <text:p text:style-name="P1">SYN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81cm" svg:height="1.016cm" svg:x="7.35cm" svg:y="12.43cm">
          <text:p text:style-name="P1">SYN+ACK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81cm" svg:height="1.016cm" svg:x="7.35cm" svg:y="13.7cm">
          <text:p text:style-name="P1">ACK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81cm" svg:height="2.286cm" svg:x="7.35cm" svg:y="14.97cm">
          <text:p text:style-name="P1">Data<text:line-break/>(Request)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.81cm" svg:height="2.286cm" svg:x="7.35cm" svg:y="17.51cm">
          <text:p text:style-name="P1">Data<text:line-break/>(Response)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81cm" svg:height="1.016cm" svg:x="7.35cm" svg:y="20.05cm">
          <text:p text:style-name="P1">FIN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81cm" svg:height="1.016cm" svg:x="7.35cm" svg:y="21.32cm">
          <text:p text:style-name="P1">FIN+ACK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0.414cm" svg:height="1.397cm" svg:x="4.048cm" svg:y="8.49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54cm" svg:height="1.143cm" svg:x="4.175cm" svg:y="8.62cm">
          <text:p text:style-name="P1">1.2.3.4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2.54cm" svg:height="1.143cm" svg:x="6.715cm" svg:y="8.62cm">
          <text:p text:style-name="P1">5.6.7.8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27cm" svg:height="1.143cm" svg:x="10.525cm" svg:y="8.62cm">
          <text:p text:style-name="P1">xx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.27cm" svg:height="1.143cm" svg:x="11.795cm" svg:y="8.62cm">
          <text:p text:style-name="P1">22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.27cm" svg:height="1.143cm" svg:x="13.065cm" svg:y="8.62cm">
          <text:p text:style-name="P1">SYN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.27cm" svg:height="1.143cm" svg:x="9.255cm" svg:y="8.62cm">
          <text:p text:style-name="P1">TCP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2.54cm" svg:height="1.143cm" svg:x="4.175cm" svg:y="7.223cm">
          <text:p text:style-name="P1">Src IP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2.54cm" svg:height="1.143cm" svg:x="6.715cm" svg:y="7.223cm">
          <text:p text:style-name="P1">Dst IP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1.27cm" svg:height="1.143cm" svg:x="10.525cm" svg:y="7.223cm">
          <text:p text:style-name="P1">Spt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1.27cm" svg:height="1.143cm" svg:x="11.795cm" svg:y="7.223cm">
          <text:p text:style-name="P1">Dpt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1.27cm" svg:height="1.143cm" svg:x="13.065cm" svg:y="7.223cm">
          <text:p text:style-name="P1">Flg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1.27cm" svg:height="1.143cm" svg:x="9.255cm" svg:y="7.223cm">
          <text:p text:style-name="P1">Pro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10.16cm" svg:height="1.397cm" svg:x="4.175cm" svg:y="9.763cm">
          <text:p/>
          <draw:enhanced-geometry svg:viewBox="0 0 21600 21600" draw:glue-points="?f6 10800 10800 21600 ?f5 10800 10800 0" draw:text-areas="?f3 ?f3 ?f4 ?f4" draw:type="trapezoid" draw:modifiers="6808.857395925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30T12:23:53.376765000</meta:creation-date>
    <dc:date>2016-05-30T13:16:00.226535000</dc:date>
    <meta:editing-duration>PT52M7S</meta:editing-duration>
    <meta:editing-cycles>2</meta:editing-cycles>
    <meta:generator>LibreOffice/5.0.6.3$MacOSX_X86_64 LibreOffice_project/490fc03b25318460cfc54456516ea2519c11d1aa</meta:generator>
    <meta:document-statistic meta:object-count="30"/>
  </office:meta>
</office:document-meta>
</file>